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ccountability-protocol"/>Accountability Protocol<text:bookmark-end text:name="accountability-protocol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4/accountability-protocol" office:name=""><text:span text:style-name="Definition">https://blueprint.ecohubs.community/articles/rcos-templates/layer-4/accountability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4-sanctions-repair-and-separation" office:name=""><text:span text:style-name="Definition">§6.4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triggers"/>Triggers<text:bookmark-end text:name="trigger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3"><text:span text:style-name="T1">Rationale — Why enumerate what starts an accountability check</text:span></text:p>
      <text:p text:style-name="P3">If accountability checks only happen when someone feels strongly enough to push, they become political. Naming the exact triggers — inactivity, breach, invariant violation, referral — means the process starts from a condition anyone can verify, not from a judgement about a person.</text:p>
      <text:p text:style-name="P4"><text:span text:style-name="T1">Instructions — How to fill this in</text:span></text:p>
      <text:p text:style-name="P4">List the specific, verifiable triggers that initiate an accountability check. Each trigger should be observable from records or a direct referral.</text:p>
      <text:p text:style-name="First_20_paragraph">An accountability check is initiated when:</text:p>
      <text:list text:style-name="L3">
        <text:list-item>
          <text:p text:style-name="P5"/>
        </text:list-item>
        <text:list-item>
          <text:p text:style-name="P5"/>
        </text:list-item>
        <text:list-item>
          <text:p text:style-name="P5"><text:span text:style-name="T2">&lt;A member has violated a Layer 0 identity constraint or invariant.&gt;</text:span></text:p>
        </text:list-item>
        <text:list-item>
          <text:p text:style-name="P5"><text:span text:style-name="T2">&lt;A referral is made from the Conflict Resolution Ladder (Step 3 or above).&gt;</text:span></text:p>
        </text:list-item>
      </text:list>
      <text:h text:style-name="Heading_20_2" text:outline-level="2"><text:bookmark-start text:name="investigation-and-review"/>Investigation and Review<text:bookmark-end text:name="investigation-and-review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6"><text:span text:style-name="T1">Rationale — Why graduate the response by severity</text:span></text:p>
      <text:p text:style-name="P6">Treating a missed contribution the same as an invariant violation either crushes minor cases with heavy process or lets serious ones slip through a private chat. Graduated pathways — soft check-in, medium written notice, direct escalation for serious breaches — match response weight to breach weight and keep repair the default where repair is still possible.</text:p>
      <text:p text:style-name="P7"><text:span text:style-name="T1">Instructions — How to fill this in</text:span></text:p>
      <text:p text:style-name="P7">Define soft (inactivity), medium (obligation breach), and serious (invariant violation, safety) pathways. State who initiates, the response window, and the escalation route for each.</text:p>
      <text:p text:style-name="P8"><text:span text:style-name="T1">Breach severity guidance:</text:span> <text:span text:style-name="T2">&lt;medium = non-compliance with a Membership Agreement obligation that does not threaten member safety or community integrity; serious = Layer 0 invariant violation, credible safety concern, persistent bad-faith conduct.&gt;</text:span></text:p>
      <text:list text:style-name="L4">
        <text:list-item>
          <text:p text:style-name="P9"><text:span text:style-name="T1">Inactivity (soft breach):</text:span> <text:span text:style-name="T2">&lt;who contacts the member; response window; outcome paths.&gt;</text:span></text:p>
        </text:list-item>
        <text:list-item>
          <text:p text:style-name="P9"><text:span text:style-name="T1">Obligation breach (medium):</text:span> <text:span text:style-name="T2">&lt;written notice; response window; resolution / escalation paths.&gt;</text:span></text:p>
        </text:list-item>
        <text:list-item>
          <text:p text:style-name="P9"><text:span text:style-name="T1">Serious breach / invariant violation:</text:span> </text:p>
        </text:list-item>
      </text:list>
      <text:h text:style-name="Heading_20_2" text:outline-level="2"><text:bookmark-start text:name="due-process-guarantees"/>Due Process Guarantees<text:bookmark-end text:name="due-process-guarantee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0"><text:span text:style-name="T1">Rationale — Why spell out notice, response, and appeal rights</text:span></text:p>
      <text:p text:style-name="P10">Accountability without due process is just punishment with paperwork. A member facing a sanction needs to know the concern, have real time to respond, and have somewhere to appeal to — otherwise the deciding body’s word is final by default, which concentrates power exactly where it should not concentrate.</text:p>
      <text:p text:style-name="P11"><text:span text:style-name="T1">Instructions — How to fill this in</text:span></text:p>
      <text:p text:style-name="P11">State the right to written notice, a minimum response window, and an explicit appeal path to Full Members.</text:p>
      <text:list text:style-name="L5">
        <text:list-item>
          <text:p text:style-name="P12"><text:span text:style-name="T1">Right to notice:</text:span> </text:p>
        </text:list-item>
        <text:list-item>
          <text:p text:style-name="P12"><text:span text:style-name="T1">Right to respond:</text:span> <text:span text:style-name="T2">&lt;minimum response window — e.g. 30 days.&gt;</text:span></text:p>
        </text:list-item>
        <text:list-item>
          <text:p text:style-name="P12"><text:span text:style-name="T1">Right to appeal:</text:span> <text:span text:style-name="T2">&lt;any decision may be appealed via the governance process (Strategic vote).&gt;</text:span></text:p>
        </text:list-item>
      </text:list>
      <text:h text:style-name="Heading_20_2" text:outline-level="2"><text:bookmark-start text:name="anti-retaliation-protections"/>Anti-Retaliation Protections<text:bookmark-end text:name="anti-retaliation-protection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/text:p>
      <text:p text:style-name="P13"><text:span text:style-name="T1">Rationale — Why protect participants explicitly</text:span></text:p>
      <text:p text:style-name="P13">If raising a concern or giving information can cost a member standing, relationships, or access, people will stay silent and the accountability system collapses in practice. Naming retaliation as itself a trigger makes the cost of suppression higher than the cost of reporting.</text:p>
      <text:p text:style-name="P14"><text:span text:style-name="T1">Instructions — How to fill this in</text:span></text:p>
      <text:p text:style-name="P14">State that retaliation against any member who raises, participates in, or gives information to an accountability process is itself an accountability trigger.</text:p>
      <text:p text:style-name="First_20_paragraph"/>
      <text:h text:style-name="Heading_20_2" text:outline-level="2"><text:bookmark-start text:name="sanction-and-repair-options"/>Sanction and Repair Options<text:bookmark-end text:name="sanction-and-repair-option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5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5"><text:span text:style-name="T1">Rationale — Why pre-define the menu of sanctions</text:span></text:p>
      <text:p text:style-name="P15">Ad-hoc sanctions invented mid-process reflect whoever is loudest in the room, not what the breach warrants. A fixed menu — with preconditions, authorized body, and appeal path for each — keeps responses proportional, prevents informal exclusion from becoming the default punishment, and makes it obvious when a sanction is out of scope for the body applying it.</text:p>
      <text:p text:style-name="P16"><text:span text:style-name="T1">Instructions — How to fill this in</text:span></text:p>
      <text:p text:style-name="P16">For each sanction type, define preconditions, authorized body, and appeal path. Repair-oriented responses should be the default; punitive ones reserved for safety-critical or unresolved breaches.</text:p>
      <text:p text:style-name="P17">Repair-oriented responses are preferred over punitive ones except in safety-critical cases. Sanctions must be proportional, time-bounded where applicable, documented, and never applied through informal exclusion or social pressur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reconditions</text:p>
            </table:table-cell>
            <table:table-cell table:style-name="TableHeaderRowCell" office:value-type="string">
              <text:p text:style-name="Table_20_Heading">Authorized body</text:p>
            </table:table-cell>
            <table:table-cell table:style-name="TableHeaderRowCell" office:value-type="string">
              <text:p text:style-name="Table_20_Heading">Appealable?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rivate check-in / remind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afety-critical situation; review window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erious or unresolved breach, or Full Member decisio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yes — re-vote&gt;</text:span></text:p>
          </table:table-cell>
        </table:table-row>
      </table:table>
      <text:h text:style-name="Heading_20_2" text:outline-level="2"><text:bookmark-start text:name="conditions-for-restoring-rights"/>Conditions for Restoring Rights<text:bookmark-end text:name="conditions-for-restoring-right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18"><text:span text:style-name="T1">Rationale — Why make restoration conditions explicit</text:span></text:p>
      <text:p text:style-name="P18">If there is no defined path back, every sanction becomes effectively permanent and every exit becomes a life sentence. Explicit restoration conditions signal that accountability is about repair where repair is possible, and they prevent post-hoc gatekeeping about whether someone is “really” welcome back.</text:p>
      <text:p text:style-name="P19"><text:span text:style-name="T1">Instructions — How to fill this in</text:span></text:p>
      <text:p text:style-name="P19">For each sanction class, state the path to restoration of rights — re-application after voluntary exit, re-application block after forced exit, restoration after temporary restriction.</text:p>
      <text:list text:style-name="L6">
        <text:list-item>
          <text:p text:style-name="P20"><text:span text:style-name="T1">After voluntary exit:</text:span> <text:span text:style-name="T2">&lt;re-application via Onboarding Protocol; no automatic restoration.&gt;</text:span></text:p>
        </text:list-item>
        <text:list-item>
          <text:p text:style-name="P20"><text:span text:style-name="T1">After forced exit:</text:span> <text:span text:style-name="T2">&lt;minimum re-application block; standard admission process applies.&gt;</text:span></text:p>
        </text:list-item>
        <text:list-item>
          <text:p text:style-name="P20"><text:span text:style-name="T1">After temporary access restriction:</text:span> </text:p>
        </text:list-item>
      </text:list>
      <text:h text:style-name="Heading_20_2" text:outline-level="2"><text:bookmark-start text:name="coordination-with-layer-1"/>Coordination with Layer 1<text:bookmark-end text:name="coordination-with-layer-1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21"><text:span text:style-name="T1">Rationale — Why tie this to the Exit &amp; Separation Protocol</text:span></text:p>
      <text:p text:style-name="P21">Exit rules live in Layer 1 for a reason — they govern who is and is not a member. If accountability actions created their own parallel exit path, there would be two sets of rules, two sets of records, and a loophole for skipping due process. One canonical exit protocol closes that gap.</text:p>
      <text:p text:style-name="P22"><text:span text:style-name="T1">Instructions — How to fill this in</text:span></text:p>
      <text:p text:style-name="P22">State that all forced exits and temporary access restrictions follow the Exit &amp; Separation Protocol (Layer 1), and clarify that a temporary restriction does not constitute exit.</text:p>
      <text:p text:style-name="First_20_paragraph"><text:span text:style-name="T2">&lt;All forced exits and temporary access restrictions follow the Exit &amp; Separation Protocol (Layer 1). A temporary access restriction does not constitute exit and does not trigger the re-application block unless a forced exit is subsequently voted by Full Members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23"><text:span text:style-name="T1">Adopted:</text:span> </text:p>
        </text:list-item>
        <text:list-item>
          <text:p text:style-name="P23"><text:span text:style-name="T1">Decision type:</text:span> Strategic</text:p>
        </text:list-item>
        <text:list-item>
          <text:p text:style-name="P23"><text:span text:style-name="T1">Version:</text:span> </text:p>
        </text:list-item>
        <text:list-item>
          <text:p text:style-name="P2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17Z</meta:creation-date>
    <dc:date>2026-04-29T01:58:17Z</dc:date>
    <meta:user-defined meta:name="title-meta" meta:value-type="string">Accountability Protocol</meta:user-defined>
  </office:meta>
</office:document-meta>
</file>